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2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6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dd4814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dd4814"/>
    </style:style>
    <style:style style:name="T8" style:family="text">
      <style:text-properties fo:color="#800000"/>
    </style:style>
    <style:style style:name="T9" style:family="text">
      <style:text-properties fo:color="#2300d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2">
              <text:list-item>
                <text:p text:style-name="P3"><text:s/>Une des premières consoles portables</text:p>
                <text:p text:style-name="P3"/>
              </text:list-item>
              <text:list-item>
                <text:p text:style-name="P3"><text:s/>Commercialisée par Nintendo en 1989</text:p>
                <text:p text:style-name="P3"/>
              </text:list-item>
              <text:list-item>
                <text:p text:style-name="P3"><text:s/>Possibilité de changer de je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Module 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11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9.6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2.2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xml:id="id11" draw:id="id11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2" draw:id="id12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xml:id="id10" draw:id="id10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1">Algorithme générique du fonctionnement d'un émulateur de console.</text:span></text:p>
          </draw:text-box>
        </draw:frame>
        <draw:frame presentation:style-name="pr9" draw:text-style-name="P6" draw:layer="layout" svg:width="24.639cm" svg:height="15.686cm" svg:x="2.6cm" svg:y="4.914cm" presentation:class="outline" presentation:user-transformed="true">
          <draw:text-box>
            <text:list text:style-name="L4">
              <text:list-header>
                <text:p xml:id="id13" text:id="id13"><text:span text:style-name="T2">void</text:span><text:span text:style-name="T3"> run(){</text:span></text:p>
                <text:list>
                  <text:list-header>
                    <text:p xml:id="id14" text:id="id14"><text:span text:style-name="T2">for</text:span><text:span text:style-name="T4"> </text:span><text:span text:style-name="T3">(;;){ //Boucle infinie</text:span></text:p>
                    <text:list>
                      <text:list-header>
                        <text:p xml:id="id15" text:id="id15"><text:span text:style-name="T3">opcode = memory_read(PC++) ; //Lire la prochaine instruction</text:span></text:p>
                        <text:p xml:id="id16" text:id="id16"><text:span text:style-name="T3">cycles = cycles_table[opcode] ; <text:s text:c="2"/>//Lire le nombre de cycles </text:span></text:p>
                        <text:p xml:id="id17" text:id="id17"><text:span text:style-name="T2">switch</text:span><text:span text:style-name="T3">(opcode){ </text:span><text:span text:style-name="T3"><text:tab/></text:span><text:span text:style-name="T3"><text:tab/></text:span><text:span text:style-name="T3"><text:tab/></text:span><text:span text:style-name="T3"><text:tab/></text:span><text:span text:style-name="T3"> <text:s/>//Exécution de l'instruction</text:span></text:p>
                        <text:list>
                          <text:list-header>
                            <text:p xml:id="id18" text:id="id18"><text:span text:style-name="T2">case</text:span><text:span text:style-name="T3"> opcode1</text:span></text:p>
                            <text:p xml:id="id19" text:id="id19"><text:span text:style-name="T2">case</text:span><text:span text:style-name="T3"> opcode2</text:span></text:p>
                            <text:p xml:id="id20" text:id="id20"><text:span text:style-name="T3">...</text:span></text:p>
                          </text:list-header>
                        </text:list>
                        <text:p xml:id="id21" text:id="id21"><text:span text:style-name="T3">}</text:span></text:p>
                        <text:p xml:id="id22" text:id="id22"><text:span text:style-name="T3">update_graphics(cycles) ;</text:span><text:span text:style-name="T3"><text:tab/></text:span><text:span text:style-name="T3"><text:tab/></text:span><text:span text:style-name="T3">//Mise à jour des graphismes</text:span></text:p>
                        <text:p xml:id="id23" text:id="id23"><text:span text:style-name="T3">update_sound(cycles) ;</text:span><text:span text:style-name="T3"><text:tab/></text:span><text:span text:style-name="T3"><text:tab/></text:span><text:span text:style-name="T3"><text:tab/></text:span><text:span text:style-name="T3">//Mise à jour du son</text:span></text:p>
                        <text:p xml:id="id24" text:id="id24"><text:span text:style-name="T3">handle_interrupts() ;</text:span><text:span text:style-name="T3"><text:tab/></text:span><text:span text:style-name="T3"><text:tab/></text:span><text:span text:style-name="T3"><text:tab/></text:span><text:span text:style-name="T3">//Gestion des interruptions</text:span></text:p>
                      </text:list-header>
                    </text:list>
                    <text:p xml:id="id25" text:id="id25"><text:span text:style-name="T3">}</text:span></text:p>
                  </text:list-header>
                </text:list>
                <text:p xml:id="id26" text:id="id26"><text:span text:style-name="T3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27" text:id="id27">Besoin de la part du processeur d'un accés en lecture et en écriture.</text:p>
                <text:p/>
              </text:list-item>
              <text:list-item>
                <text:p xml:id="id28" text:id="id28">Signatures de fonctions génériques:</text:p>
                <text:p xml:id="id29" text:id="id29"><text:span text:style-name="T5">unsigned int</text:span><text:span text:style-name="T6"> memory_read(</text:span><text:span text:style-name="T5">unsigned int </text:span><text:span text:style-name="T6">addr) ;</text:span></text:p>
                <text:p xml:id="id30" text:id="id30"><text:span text:style-name="T5">void</text:span><text:span text:style-name="T6"> memory_write(</text:span><text:span text:style-name="T5">unsigned int</text:span><text:span text:style-name="T6"> addr, </text:span><text:span text:style-name="T5">unsigned int</text:span><text:span text:style-name="T6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Analyse du fonctionnement graphique du système à émuler.</text:p>
              </text:list-item>
              <text:list-item>
                <text:p>Bilan de l'analyse.</text:p>
              </text:list-item>
              <text:list-item>
                <text:p>Choix des outils en fo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s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4">
              <text:list-item>
                <text:p xml:id="id31" text:id="id31">Nom : LR35902</text:p>
              </text:list-item>
              <text:list-item>
                <text:p xml:id="id32" text:id="id32">Version simplifié du Zilog 80 de Intel</text:p>
              </text:list-item>
              <text:list-item>
                <text:p xml:id="id33" text:id="id33">Cadence : ~ 4,2 MHz</text:p>
              </text:list-item>
              <text:list-item>
                <text:p xml:id="id34" text:id="id34">Nombre d'instructions : ~ 512</text:p>
              </text:list-item>
              <text:list-item>
                <text:p xml:id="id35" text:id="id35">Endianess : Little endian</text:p>
              </text:list-item>
              <text:list-item>
                <text:p xml:id="id36" text:id="id36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37" text:id="id37">Mise en place d'une structure représentant les registres internes.</text:p>
              </text:list-item>
              <text:list-item>
                <text:p xml:id="id38" text:id="id38">Suivi de l'algorithme de base.</text:p>
              </text:list-item>
              <text:list-item>
                <text:p xml:id="id39" text:id="id39">Regroupement des instructions en fonctions génériqu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 xml:id="id40" text:id="id40">Plage d'adresse 16 bits.</text:p>
              </text:list-item>
              <text:list-item>
                <text:p xml:id="id41" text:id="id41">3 zones spécifiques : RAM interne, ROM de la cartouche et RAM de la cartouche.</text:p>
              </text:list-item>
            </text:list>
          </draw:text-box>
        </draw:frame>
        <draw:custom-shape draw:style-name="gr3" draw:text-style-name="P1" xml:id="id42" draw:id="id42" draw:layer="layout" svg:width="8.8cm" svg:height="9cm" svg:x="9cm" svg:y="10.4cm">
          <text:p/>
          <text:p/>
          <text:p/>
          <text:p/>
          <text:p/>
          <text:p/>
          <text:p/>
          <text:p/>
          <text:p/>
          <draw:enhanced-geometry svg:viewBox="0 0 21600 21600" draw:type="rectangle" draw:enhanced-path="M 0 0 L 21600 0 21600 21600 0 21600 0 0 Z N"/>
        </draw:custom-shape>
        <draw:frame draw:style-name="gr5" xml:id="id43" draw:id="id43" draw:layer="layout" svg:width="3cm" svg:height="8.783cm" svg:x="6.4cm" svg:y="10.438cm">
          <draw:text-box>
            <text:p>0xFFFF</text:p>
            <text:p/>
            <text:p/>
            <text:p/>
            <text:p>0xBFFF</text:p>
            <text:p/>
            <text:p>0x9FFF</text:p>
            <text:p/>
            <text:p>0x7FFF</text:p>
            <text:p/>
            <text:p/>
            <text:p>0x0000</text:p>
          </draw:text-box>
        </draw:frame>
        <draw:line draw:style-name="gr6" draw:text-style-name="P1" xml:id="id44" draw:id="id44" draw:layer="layout" svg:x1="9cm" svg:y1="16.6cm" svg:x2="17.8cm" svg:y2="16.6cm">
          <text:p/>
        </draw:line>
        <draw:line draw:style-name="gr6" draw:text-style-name="P1" xml:id="id45" draw:id="id45" draw:layer="layout" svg:x1="9cm" svg:y1="15.2cm" svg:x2="17.8cm" svg:y2="15.2cm">
          <text:p/>
        </draw:line>
        <draw:line draw:style-name="gr6" draw:text-style-name="P1" xml:id="id46" draw:id="id46" draw:layer="layout" svg:x1="9cm" svg:y1="13.8cm" svg:x2="17.8cm" svg:y2="13.8cm">
          <text:p/>
        </draw:line>
        <draw:frame draw:style-name="gr7" xml:id="id47" draw:id="id47" draw:layer="layout" svg:width="5.082cm" svg:height="0.962cm" svg:x="10.718cm" svg:y="17.6cm">
          <draw:text-box>
            <text:p>ROM Cartouche</text:p>
          </draw:text-box>
        </draw:frame>
        <draw:frame draw:style-name="gr7" xml:id="id48" draw:id="id48" draw:layer="layout" svg:width="4.062cm" svg:height="0.962cm" svg:x="10.738cm" svg:y="15.438cm">
          <draw:text-box>
            <text:p>RAM Interne</text:p>
          </draw:text-box>
        </draw:frame>
        <draw:frame draw:style-name="gr7" xml:id="id49" draw:id="id49" draw:layer="layout" svg:width="5.011cm" svg:height="0.962cm" svg:x="10.8cm" svg:y="14cm">
          <draw:text-box>
            <text:p>RAM Cartouche</text:p>
          </draw:text-box>
        </draw:frame>
        <draw:frame draw:style-name="gr7" xml:id="id50" draw:id="id50" draw:layer="layout" svg:width="4.062cm" svg:height="0.962cm" svg:x="10.738cm" svg:y="11.838cm">
          <draw:text-box>
            <text:p>RAM Intern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8" smil:attributeName="visibility" smil:to="visible"/>
                  <anim:transitionFilter smil:dur="0.5s" smil:targetElement="id4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module MMU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4">
              <text:list-item>
                <text:p xml:id="id51" text:id="id51">3 buffers représentant les 3 zones mémoires.</text:p>
              </text:list-item>
              <text:list-item>
                <text:p xml:id="id52" text:id="id52">Réalisation des fonctions d'accés mémoire.</text:p>
                <text:p/>
                <text:p/>
              </text:list-item>
            </text:list>
          </draw:text-box>
        </draw:frame>
        <draw:frame draw:style-name="gr7" draw:layer="layout" svg:width="24.087cm" svg:height="9.494cm" svg:x="2.417cm" svg:y="8.262cm">
          <draw:text-box>
            <text:p xml:id="id53" text:id="id53"><text:span text:style-name="T7">inline unsigned char</text:span> memory_read (<text:span text:style-name="T7">unsigned short</text:span> addr ) {</text:p>
            <text:p xml:id="id54" text:id="id54"><text:tab/><text:span text:style-name="T7">if </text:span>( addr &lt;= <text:span text:style-name="T8">0x3FFF</text:span> ) <text:tab/><text:tab/><text:tab/><text:tab/><text:tab/><text:tab/><text:tab/><text:span text:style-name="T9">// Banque 0 ROM cartouche</text:span></text:p>
            <text:p xml:id="id55" text:id="id55"><text:tab/><text:tab/><text:span text:style-name="T7">return</text:span> cartridge_rom_buffer[ addr ];</text:p>
            <text:p xml:id="id56" text:id="id56"><text:tab/><text:span text:style-name="T7">else if</text:span> ( addr &lt;= <text:span text:style-name="T8">0x7FFF </text:span>)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// Banque 1−n ROM cartouche</text:span></text:p>
            <text:p xml:id="id57" text:id="id57"><text:tab/><text:tab/><text:span text:style-name="T7">return</text:span> cartridge_rom_buffer[<text:span text:style-name="T8"> 0x4000 </text:span>*( rom_selector − 1 ) + addr ];</text:p>
            <text:p xml:id="id58" text:id="id58"><text:tab/><text:span text:style-name="T7">else if</text:span> ( addr &lt;= <text:span text:style-name="T8">0x9FFF</text:span> ) <text:tab/><text:tab/><text:tab/><text:tab/><text:tab/><text:tab/><text:span text:style-name="T9">// Mémoire interne</text:span></text:p>
            <text:p xml:id="id59" text:id="id59"><text:tab/><text:tab/><text:span text:style-name="T7">return</text:span> internal_ram [ addr ] ; </text:p>
            <text:p xml:id="id60" text:id="id60"><text:tab/><text:span text:style-name="T7">else if</text:span> ( addr &lt;= <text:span text:style-name="T8">0xBFFF</text:span> &amp;&amp; cartridge_ram_enabled)<text:span text:style-name="T9"> //RAM cartouche</text:span></text:p>
            <text:p xml:id="id61" text:id="id61"><text:tab/><text:tab/><text:span text:style-name="T7">return</text:span> cartridge_ram_buffer [<text:span text:style-name="T8"> 0x2000</text:span> * ( ram_selector ) + addr −<text:span text:style-name="T8"> 0xA000</text:span> ] ;</text:p>
            <text:p xml:id="id62" text:id="id62"><text:tab/><text:span text:style-name="T7">else</text:span></text:p>
            <text:p xml:id="id63" text:id="id63"><text:tab/><text:tab/><text:span text:style-name="T7">return</text:span> internal_ram[ addr ] ; <text:tab/><text:tab/><text:tab/><text:tab/><text:span text:style-name="T9">// Mémoire interne</text:span></text:p>
            <text:p xml:id="id64" text:id="id64">}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4">
              <text:list-item>
                <text:p>Ecran LCD de 160*144 pixels.</text:p>
              </text:list-item>
              <text:list-item>
                <text:p>3 couches graphiques.</text:p>
              </text:list-item>
              <text:list-item>
                <text:p>60 images/seconde.</text:p>
              </text:list-item>
              <text:list-item>
                <text:p>Affichage ligne par ligne</text:p>
              </text:list-item>
              <text:list-item>
                <text:p>Utilisation de tu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background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window 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4">
              <text:list-item>
                <text:p>Couche sprites</text:p>
                <text:p/>
                <text:p>-&gt;sché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7" draw:layer="layout" svg:width="24.639cm" svg:height="12.178cm" svg:x="1.4cm" svg:y="4.914cm" presentation:class="outline">
          <draw:text-box>
            <text:list text:style-name="L4">
              <text:list-item>
                <text:p xml:id="id65" text:id="id65"><text:span text:style-name="T6">CPU : toutes les instructions sont implémentées correctement. </text:span></text:p>
              </text:list-item>
              <text:list-item>
                <text:p xml:id="id66" text:id="id66"><text:span text:style-name="T6">GPU : toutes les couches sont implémentées, l'utilisateur peut redimensionner la fenêtre tel qu'il le désire.</text:span></text:p>
              </text:list-item>
              <text:list-item>
                <text:p xml:id="id67" text:id="id67"><text:span text:style-name="T6">APU : le son est présent et tend à être fidèle au son d'origine.</text:span></text:p>
              </text:list-item>
              <text:list-item>
                <text:p xml:id="id68" text:id="id68"><text:span text:style-name="T6">Cartouches de jeu : les puces MBC1 et MBC2 sont implémentées.</text:span></text:p>
              </text:list-item>
              <text:list-item>
                <text:p xml:id="id69" text:id="id69"><text:span text:style-name="T6">Sauvegarde : sauvegarde classique et par état implémentées.</text:span></text:p>
              </text:list-item>
              <text:list-item>
                <text:p xml:id="id70" text:id="id70"><text:span text:style-name="T6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5" draw:layer="layout" svg:width="24.639cm" svg:height="12.178cm" svg:x="1.4cm" svg:y="6cm" presentation:class="outline" presentation:user-transformed="true">
          <draw:text-box>
            <text:list text:style-name="L4">
              <text:list-item>
                <text:p xml:id="id71" text:id="id71"><text:span text:style-name="T1">Implémenter la puce MBC3</text:span></text:p>
                <text:p><text:span text:style-name="T1"/></text:p>
              </text:list-item>
              <text:list-item>
                <text:p xml:id="id72" text:id="id72"><text:span text:style-name="T1">Améliorer le son</text:span></text:p>
                <text:p><text:span text:style-name="T1"/></text:p>
              </text:list-item>
              <text:list-item>
                <text:p xml:id="id73" text:id="id73"><text:span text:style-name="T1">Système deux joueurs</text:span></text:p>
                <text:p><text:span text:style-name="T1"/></text:p>
              </text:list-item>
              <text:list-item>
                <text:p xml:id="id74" text:id="id74"><text:span text:style-name="T1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Virtualisation ( en 2008 : un serveur n'utilisait que 10 % des capacités du matériel).</text:p>
                <text:p/>
              </text:list-item>
              <text:list-item>
                <text:p>Environnements de test.</text:p>
                <text:p/>
              </text:list-item>
              <text:list-item>
                <text:p>Émulation de terminal.</text:p>
                <text:p/>
              </text:list-item>
              <text:list-item>
                <text:p>Sauvegarde du patrimoine dans le domaine des jeux vidéo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6:04:20</dc:date>
    <dc:creator>joemurder </dc:creator>
    <meta:editing-duration>PT1H17M47S</meta:editing-duration>
    <meta:editing-cycles>11</meta:editing-cycles>
    <meta:generator>LibreOffice/3.5$Linux_x86 LibreOffice_project/350m1$Build-2</meta:generator>
    <meta:document-statistic meta:object-count="177"/>
  </office:meta>
</office:document-meta>
</file>